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e"/>
    </style:style>
    <style:style style:name="P2" style:family="paragraph" style:parent-style-name="Standard">
      <style:paragraph-properties style:line-height-at-least="0.503cm"/>
      <style:text-properties fo:color="#000000" fo:background-color="#fffff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fo:color="#3771ef" style:font-name="Droid Sans Mono" fo:font-size="10.5pt" fo:font-weight="normal" officeooo:rsid="000e6566" officeooo:paragraph-rsid="000e6566" fo:background-color="#fffffe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e"/>
    </style:style>
    <style:style style:name="P7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1d304" officeooo:paragraph-rsid="0011d304" fo:background-color="#fffffe"/>
    </style:style>
    <style:style style:name="P8" style:family="paragraph" style:parent-style-name="Standard">
      <style:paragraph-properties style:line-height-at-least="0.503cm"/>
      <style:text-properties fo:color="#000000" fo:background-color="#fffffe"/>
    </style:style>
    <style:style style:name="P9" style:family="paragraph" style:parent-style-name="Standard">
      <style:paragraph-properties style:line-height-at-least="0.503cm"/>
      <style:text-properties fo:color="#e00000" style:font-name="Droid Sans Mono" fo:font-size="10.5pt" fo:font-weight="bold" fo:background-color="#fffffe"/>
    </style:style>
    <style:style style:name="P10" style:family="paragraph" style:parent-style-name="Standard">
      <style:paragraph-properties style:line-height-at-least="0.503cm"/>
      <style:text-properties officeooo:rsid="0011d304" officeooo:paragraph-rsid="0011d304"/>
    </style:style>
    <style:style style:name="T1" style:family="text">
      <style:text-properties fo:color="#3771ef"/>
    </style:style>
    <style:style style:name="T2" style:family="text">
      <style:text-properties fo:color="#3771ef" style:font-name="Droid Sans Mono" fo:font-size="10.5pt" fo:font-weight="normal"/>
    </style:style>
    <style:style style:name="T3" style:family="text">
      <style:text-properties style:font-name="Droid Sans Mono" fo:font-size="10.5pt" fo:font-weight="normal"/>
    </style:style>
    <style:style style:name="T4" style:family="text">
      <style:text-properties fo:color="#10990d"/>
    </style:style>
    <style:style style:name="T5" style:family="text">
      <style:text-properties fo:color="#10990d" style:font-name="Droid Sans Mono" fo:font-size="10.5pt" fo:font-weight="normal"/>
    </style:style>
    <style:style style:name="T6" style:family="text">
      <style:text-properties fo:color="#1142af"/>
    </style:style>
    <style:style style:name="T7" style:family="text">
      <style:text-properties fo:color="#001188"/>
    </style:style>
    <style:style style:name="T8" style:family="text">
      <style:text-properties fo:color="#0000ff"/>
    </style:style>
    <style:style style:name="T9" style:family="text">
      <style:text-properties fo:color="#09885a"/>
    </style:style>
    <style:style style:name="T10" style:family="text">
      <style:text-properties fo:color="#a315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5/11/2019 FONCTIONS</text:p>
      <text:p text:style-name="P7">TYPESCRIPT</text:p>
      <text:p text:style-name="P1"><text:span text:style-name="T1">let</text:span> result: <text:span text:style-name="T1">number</text:span>;</text:p>
      <text:p text:style-name="P1"><text:span text:style-name="T1">function</text:span> avg3nb(nb1:<text:span text:style-name="T1">number</text:span>, nb2:<text:span text:style-name="T1">number</text:span>, nb3:<text:span text:style-name="T1">number</text:span>):<text:span text:style-name="T1">number</text:span>{</text:p>
      <text:p text:style-name="P2">    <text:span text:style-name="T3">result = (nb1 + nb2 + nb3) / </text:span><text:span text:style-name="T5">3</text:span><text:span text:style-name="T3">;</text:span></text:p>
      <text:p text:style-name="P2">    <text:span text:style-name="T2">return</text:span><text:span text:style-name="T3"> result;</text:span></text:p>
      <text:p text:style-name="P1">};</text:p>
      <text:p text:style-name="P3"/>
      <text:p text:style-name="P1"><text:span text:style-name="T1">let</text:span>  monday:<text:span text:style-name="T1">number</text:span> = <text:span text:style-name="T4">4</text:span></text:p>
      <text:p text:style-name="P1"><text:span text:style-name="T1">let</text:span>  tuesday:<text:span text:style-name="T1">number</text:span> = <text:span text:style-name="T4">5</text:span></text:p>
      <text:p text:style-name="P1"><text:span text:style-name="T1">let</text:span>  wednesday:<text:span text:style-name="T1">number</text:span> = <text:span text:style-name="T4">6</text:span></text:p>
      <text:p text:style-name="P1"><text:span text:style-name="T1">let</text:span> stepavg : <text:span text:style-name="T1">number</text:span>=  avg3nb(monday,tuesday,wednesday)</text:p>
      <text:p text:style-name="P3"/>
      <text:p text:style-name="P2">   </text:p>
      <text:p text:style-name="P1"><text:span text:style-name="T1">let</text:span>  message:<text:span text:style-name="T1">string</text:span>=<text:span text:style-name="T4">"Vous avez fait "</text:span>+<text:span text:style-name="T6">String</text:span>(stepavg)</text:p>
      <text:p text:style-name="P1">console.log(message)</text:p>
      <text:p text:style-name="P3"/>
      <text:p text:style-name="P10">PHP</text:p>
      <text:p text:style-name="P3">function avg3nb($nb1, $nb2, $nb3)</text:p>
      <text:p text:style-name="P3">{</text:p>
      <text:p text:style-name="P3"><text:s text:c="4"/>$result = ($nb1 + $nb2 + $nb3)/3;</text:p>
      <text:p text:style-name="P3"><text:s text:c="4"/>return $result;</text:p>
      <text:p text:style-name="P3">}</text:p>
      <text:p text:style-name="P3">$monday = 4;</text:p>
      <text:p text:style-name="P3">$tuesday = 5;</text:p>
      <text:p text:style-name="P3">$wednesday = 6;</text:p>
      <text:p text:style-name="P3">$stepavg <text:s/>= <text:s/>avg3nb($monday,$tuesday,$wednesday);</text:p>
      <text:p text:style-name="P3">$message="Vous avez fait ".strval($stepavg);</text:p>
      <text:p text:style-name="P3">echo $messag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1:52:53.517409109</meta:creation-date>
    <dc:date>2019-11-25T12:39:36.948369993</dc:date>
    <meta:editing-duration>PT39M49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79" meta:character-count="605" meta:non-whitespace-character-count="525"/>
  </office:meta>
</office:document-meta>
</file>